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otes about openSUSE 12.2</text:h>
      <text:h text:style-name="Heading_20_2" text:outline-level="2">Michael Miller, <text:span text:style-name="Strong_20_Emphasis">Vice President of Global Alliances &amp; Marketing</text:span></text:h>
      <text:p text:style-name="Quotations">I use openSUSE as my primary operating system and after experimenting with the release candidates over the last few months, I'm really looking forward to running 12.2 at work and at home. I'm ready for the updated desktops (I use both GNOME and KDE on various machines) and excited about the performance of the 3.4 kernel for the graphics and hardware support it brings. And as soon as its out, I'll be using SUSE Studio to create some cool customized openSUSE 12.2 images.</text:p>
      <text:h text:style-name="Heading_20_2" text:outline-level="2">Andreas Jaeger, openSUSE Project Manager</text:h>
      <text:p text:style-name="Quotations">openSUSE 12.2 contains the results of many upstream Open Source projects that the openSUSE integrated. I'm glad for example of the nice systemd integration where now all of the "old" SysV Init commands handle systemd nicely thus making the migration to systemd easier. Also, for the first time we now have Digital Forensics/Incident Response tools in the distribution, a contribution that will also help users with recovery of broken media.</text:p>
      <text:h text:style-name="Heading_20_2" text:outline-level="2">Stephan Kulow, openSUSE Release Manager</text:h>
      <text:p text:style-name="Quotations">openSUSE 12.2 is the result of so much passion and so much work of so many people that it makes me proud that I'm part of the team that managed to bring them all together.</text:p>
      <text:h text:style-name="Heading_20_2" text:outline-level="2">İsmail Dönmez, openSUSE Release Team</text:h>
      <text:p text:style-name="Quotations">openSUSE 12.2 is openSUSE Reloaded: Now with more community involvement!</text:p>
      <text:h text:style-name="Heading_20_2" text:outline-level="2">Bryen M Yunashko, former openSUSE Board Member</text:h>
      <text:p text:style-name="Quotations">12.2 continues openSUSE's reputation for stability and complete productivity right out of the box</text:p>
      <text:h text:style-name="Heading_20_2" text:outline-level="2">Manuel Trujillo, openSUSE Community</text:h>
      <text:p text:style-name="Quotations">The Linux name for Stability.</text:p>
      <text:h text:style-name="Heading_20_2" text:outline-level="2">Domingos Teruel, openSUSE Community</text:h>
      <text:p text:style-name="Quotations">Simplicity and objectivity.</text:p>
      <text:h text:style-name="Heading_20_2" text:outline-level="2">Ricardo Chung, openSUSE Community</text:h>
      <text:p text:style-name="Quotations">openSUSE 12.2 brings open revolution in a stable, safe and proper, integrated whole ready to work wherever you need.</text:p>
      <text:h text:style-name="Heading_20_2" text:outline-level="2">Jan Pape, openSUSE Community</text:h>
      <text:p text:style-name="Quotations">Thanks to LLVM it has more stable X sessions, even on older hardware. GRUB2 and Plymouth makes openSUSE glamourous. I like openS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Ari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100%" fo:margin-left="1cm" fo:margin-right="1cm" fo:margin-top="0cm" fo:margin-bottom="0.499cm" style:contextual-spacing="false" fo:text-align="justify" style:justify-single-word="true" fo:text-indent="0cm" style:auto-text-indent="false"/>
      <style:text-properties fo:font-size="11pt" style:font-size-asian="10.5pt"/>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30T15:16:29</meta:creation-date>
    <dc:date>2012-08-31T12:03:59</dc:date>
    <meta:editing-duration>PT41M10S</meta:editing-duration>
    <meta:editing-cycles>6</meta:editing-cycles>
    <meta:generator>LibreOffice/3.5$Linux_X86_64 LibreOffice_project/350m1$Build-403</meta:generator>
    <meta:document-statistic meta:table-count="0" meta:image-count="0" meta:object-count="0" meta:page-count="1" meta:paragraph-count="19" meta:word-count="312" meta:character-count="1937" meta:non-whitespace-character-count="1644"/>
  </office:meta>
</office:document-meta>
</file>